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ZAPALO MACHUCA, HAROLD JOHAN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6945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ZAPALO MACHUCA, HAROLD JOHAN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6945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STILLO GUARNIZ, ELVIS JAVI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6837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7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2:13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